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8987599205773844048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14:25.87</dc:date>
    <meta:print-date>2019-04-03T15:18:00</meta:print-date>
    <meta:editing-cycles>134</meta:editing-cycles>
    <meta:editing-duration>PT10H19M24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29" meta:character-count="8790"/>
  </office:meta>
</office:document-meta>
</file>